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umbers</text:p>
          </table:table-cell>
          <table:table-cell table:number-columns-repeated="16383"/>
        </table:table-row>
        <table:table-row table:style-name="ro1">
          <table:table-cell office:value-type="float" office:value="0.5" table:style-name="ce1">
            <text:p>0.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Andrew Hawryluk</meta:initial-creator>
    <dc:creator>Andrew Hawryluk</dc:creator>
    <meta:creation-date>2021-02-25T20:05:00Z</meta:creation-date>
    <dc:date>2021-02-25T23:48:52Z</dc:date>
  </office:meta>
</office:document-meta>
</file>